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ruetypewriter PolyglOTT" svg:font-family="'Truetypewriter PolyglOTT'" style:font-family-generic="modern"/>
    <style:font-face style:name="Truetypewriter PolyglOTT1" svg:font-family="'Truetypewriter PolyglOTT'" style:font-family-generic="system" style:font-pitch="variable"/>
  </office:font-face-decls>
  <office:automatic-styles>
    <style:style style:name="P1" style:family="paragraph" style:parent-style-name="Preformatted_20_Text">
      <style:paragraph-properties fo:margin-left="0cm" fo:margin-right="0cm" fo:text-indent="0cm" style:auto-text-indent="false" style:writing-mode="lr-tb"/>
    </style:style>
    <style:style style:name="P2" style:family="paragraph" style:parent-style-name="Preformatted_20_Text">
      <style:paragraph-properties style:writing-mode="lr-tb"/>
    </style:style>
    <style:style style:name="P3" style:family="paragraph" style:parent-style-name="Preformatted_20_Text">
      <style:paragraph-properties fo:margin-top="0cm" fo:margin-bottom="0.499cm" style:contextual-spacing="false" style:writing-mode="lr-tb"/>
    </style:style>
    <style:style style:name="P4" style:family="paragraph" style:parent-style-name="Standard">
      <style:paragraph-properties fo:margin-top="0cm" fo:margin-bottom="0.499cm" style: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Помоги мне написать и сформулировать новую фичу в формате сначала бизнес требований а потом тз для курсора. Это должно быть что то вроде вики по сезону. В админке заводятся разделы, статьи к этим разделам с возможностью подгрузки фото в тексте и возможностью форматирования текста внутри статьи. Данная информация должна быть доступна в личных кабинетов мастеров для прочтения с возможностью комментирования статей. Предполагается, что в дальнейшем какая то информация будет доступна и игрокам, так что лучше сразу заложить настройку прав на просмотр статей и разделов в админке. Задай мне утотчняющие вопросы по необходимости</text:p>
      <text:p text:style-name="Text_20_body">A network error occurred. Please check your connection and try again.</text:p>
      <text:p text:style-name="Text_20_body">Повторить</text:p>
      <text:h text:style-name="Heading_20_6" text:outline-level="6">ChatGPT сказал:</text:h>
      <text:p text:style-name="Text_20_body">Отлично — контекст проекта у нас есть, включая роли, стек и подход к структуре данных.<text:line-break/>Прежде чем я напишу финальную формулировку <text:span text:style-name="Strong_20_Emphasis">бизнес-требований</text:span> и <text:span text:style-name="Strong_20_Emphasis">технического задания для Cursor</text:span>, уточни, пожалуйста, несколько моментов, чтобы спецификация была точной:</text:p>
      <text:p text:style-name="Horizontal_20_Line"/>
      <text:h text:style-name="Heading_20_3" text:outline-level="3">🔍 Вопросы для уточнения</text:h>
      <text:list text:style-name="L1">
        <text:list-item>
          <text:p text:style-name="P5"><text:span text:style-name="Strong_20_Emphasis">Структура контента</text:span></text:p>
          <text:list>
            <text:list-item>
              <text:p text:style-name="P5">Разделы будут иметь вложенные подразделы (иерархию, как вики) или плоский список?</text:p>
            </text:list-item>
            <text:list-item>
              <text:p text:style-name="P5">Нужно ли версионирование статей (например, "Версия 1.1 от 10.11.2025")?</text:p>
            </text:list-item>
          </text:list>
        </text:list-item>
        <text:list-item>
          <text:p text:style-name="P5"><text:span text:style-name="Strong_20_Emphasis">Форматирование текста</text:span></text:p>
          <text:list>
            <text:list-item>
              <text:p text:style-name="P5">Планируется ли поддержка Markdown, rich-text редактора (TipTap/Editor.js), или простое HTML-поле?</text:p>
            </text:list-item>
            <text:list-item>
              <text:p text:style-name="P5">Нужен ли предпросмотр статьи до публикации?</text:p>
            </text:list-item>
          </text:list>
        </text:list-item>
        <text:list-item>
          <text:p text:style-name="P5"><text:span text:style-name="Strong_20_Emphasis">Комментарии</text:span></text:p>
          <text:list>
            <text:list-item>
              <text:p text:style-name="P5">Комментарии под статьями должны быть древовидными (вложенные ответы) или простым списком?</text:p>
            </text:list-item>
            <text:list-item>
              <text:p text:style-name="P5">Могут ли комментировать только мастера, или также админы и модераторы?</text:p>
            </text:list-item>
            <text:list-item>
              <text:p text:style-name="P5">Нужна ли модерация комментариев?</text:p>
            </text:list-item>
          </text:list>
        </text:list-item>
        <text:list-item>
          <text:p text:style-name="P5"><text:span text:style-name="Strong_20_Emphasis">Права доступа</text:span></text:p>
          <text:list>
            <text:list-item>
              <text:p text:style-name="P5">У статей должны быть три уровня доступа (например: только админы / мастера / все пользователи)?</text:p>
            </text:list-item>
            <text:list-item>
              <text:p text:style-name="P5">Нужно ли ограничивать видимость отдельных разделов и статей для конкретных ролей (MASTER, PLAYER и т.д.)?</text:p>
            </text:list-item>
          </text:list>
        </text:list-item>
        <text:list-item>
          <text:p text:style-name="P5"><text:span text:style-name="Strong_20_Emphasis">Файлы и изображения</text:span></text:p>
          <text:list>
            <text:list-item>
              <text:p text:style-name="P5"><text:soft-page-break/>Изображения только внутри текста статьи (через MinIO) или также отдельные вложения (PDF, DOC, и т.д.)?</text:p>
            </text:list-item>
            <text:list-item>
              <text:p text:style-name="P5">Нужна ли галерея изображений или достаточно вставки inline?</text:p>
            </text:list-item>
          </text:list>
        </text:list-item>
        <text:list-item>
          <text:p text:style-name="P5"><text:span text:style-name="Strong_20_Emphasis">Навигация и интерфейс</text:span></text:p>
          <text:list>
            <text:list-item>
              <text:p text:style-name="P5">Где будет отображаться вики в личных кабинетах мастеров: отдельный пункт меню ("База знаний")?</text:p>
            </text:list-item>
            <text:list-item>
              <text:p text:style-name="P5">Требуется ли поиск по статьям (заголовок + текст)?</text:p>
            </text:list-item>
          </text:list>
        </text:list-item>
        <text:list-item>
          <text:p text:style-name="P5"><text:span text:style-name="Strong_20_Emphasis">Планируемое расширение</text:span></text:p>
          <text:list>
            <text:list-item>
              <text:p text:style-name="P5">Предполагается ли, что в будущем часть статей будет автоматически импортироваться из файлов проекта (<text:span text:style-name="Source_20_Text">project_docs/*.md</text:span>)?</text:p>
            </text:list-item>
            <text:list-item>
              <text:p text:style-name="P5">Нужно ли API для публичного отображения отдельных статей на внешнем сайте (например, wiki.zvezdnoe-vereteno.ru)?</text:p>
            </text:list-item>
          </text:list>
        </text:list-item>
      </text:list>
      <text:p text:style-name="Horizontal_20_Line"/>
      <text:p text:style-name="Text_20_body">После этого я подготовлю:</text:p>
      <text:list text:style-name="L2">
        <text:list-item>
          <text:p text:style-name="P6"><text:span text:style-name="Strong_20_Emphasis">Бизнес-требования</text:span> (формулировка для документации и roadmap’а)</text:p>
        </text:list-item>
        <text:list-item>
          <text:p text:style-name="P6"><text:span text:style-name="Strong_20_Emphasis">ТЗ для Cursor</text:span> (структурированный промпт в стиле <text:span text:style-name="Source_20_Text">/speckit.specify</text:span>, готовый к вставке в Cursor, с упором на архитектуру, схемы БД и API роуты).</text:p>
        </text:list-item>
      </text:list>
      <text:p text:style-name="Text_20_body">Хочешь, чтобы я заложил возможность <text:span text:style-name="Strong_20_Emphasis">редактирования и публикации статей разными пользователями с историей изменений</text:span> — или пока только чтение и комментарии в личных кабинетах мастеров?</text:p>
      <text:h text:style-name="Heading_20_5" text:outline-level="5">Вы сказали:</text:h>
      <text:p text:style-name="Text_20_body">1. желательно иерархию как в вики, а версионность не хранить, просто указывая дату последнего изменения 2. было бы здорово чтобы это было удобно для того кто пишет статьи, я видел как делали небольшую панельку с возможность выделить текст и клинуть там жирнее, курсив и т.д. Думаю, что предпросмотр не нужен на этом этапе 3. комментарии простым списком, комментировать могут все роли, модерация не нужна 4. ограничения нужны, задаются при создании статей путем выбора роли 5. давай пока ограничимся только загрузкой изображений 6. да, отдельный пункт меню в боковой панели база знаний. Поиск по статьям желательно да 7. нет, ничего из этого не надо</text:p>
      <text:h text:style-name="Heading_20_6" text:outline-level="6">ChatGPT сказал:</text:h>
      <text:p text:style-name="Text_20_body">Думал на протяжении 21s</text:p>
      <text:p text:style-name="Text_20_body">супер, спасибо за ответы — этого хватает, чтобы зафиксировать спецификацию. Ниже: сначала короткие бизнес-требования для стейкхолдеров, потом — подробное ТЗ для Cursor (под ваш стек Next.js 15 + Drizzle + MinIO, формат “вставил и работаю”).</text:p>
      <text:h text:style-name="Heading_20_1" text:outline-level="1"><text:soft-page-break/>Бизнес-требования (BRD): «База знаний / Вики сезона»</text:h>
      <text:h text:style-name="Heading_20_2" text:outline-level="2">Цель</text:h>
      <text:p text:style-name="Text_20_body">Дать мастерам (и другим ролям в будущем) централизованную «базу знаний» по сезону: разделы и статьи с иерархией как в вики, удобным форматированием и вставкой изображений, поиском и комментариями.</text:p>
      <text:h text:style-name="Heading_20_2" text:outline-level="2">Ключевые сценарии</text:h>
      <text:list text:style-name="L3">
        <text:list-item>
          <text:p text:style-name="P7">Администраторы/модераторы создают древовидные <text:span text:style-name="Strong_20_Emphasis">разделы</text:span> и <text:span text:style-name="Strong_20_Emphasis">статьи</text:span> (статьи принадлежат разделам).</text:p>
        </text:list-item>
        <text:list-item>
          <text:p text:style-name="P7">Автор статьи редактирует <text:span text:style-name="Strong_20_Emphasis">текст с форматированием</text:span> (жирный, курсив, списки, заголовки, ссылки), <text:span text:style-name="Strong_20_Emphasis">вставляет изображения</text:span>.</text:p>
        </text:list-item>
        <text:list-item>
          <text:p text:style-name="P7">Для статьи задаётся <text:span text:style-name="Strong_20_Emphasis">минимальная роль доступа</text:span> (PLAYER / MASTER / MODERATOR / SUPERADMIN). Видимость: пользователи с этой ролью или «старше».</text:p>
        </text:list-item>
        <text:list-item>
          <text:p text:style-name="P7">Статьи видны в <text:span text:style-name="Strong_20_Emphasis">личных кабинетах</text:span> (минимально — в кабинете мастера) в разделе «База знаний».</text:p>
          <text:list>
            <text:list-item>
              <text:p text:style-name="P7">Есть <text:span text:style-name="Strong_20_Emphasis">поиск</text:span> по заголовку и содержимому (с учётом прав доступа).</text:p>
            </text:list-item>
          </text:list>
        </text:list-item>
        <text:list-item>
          <text:p text:style-name="P7">Под статьёй — <text:span text:style-name="Strong_20_Emphasis">комментарии простым списком</text:span>. Комментировать могут <text:span text:style-name="Strong_20_Emphasis">все роли</text:span>. Модерации нет.</text:p>
        </text:list-item>
        <text:list-item>
          <text:p text:style-name="P7">Для статьи отображается <text:span text:style-name="Strong_20_Emphasis">дата последнего изменения</text:span> (без версионирования).</text:p>
        </text:list-item>
        <text:list-item>
          <text:p text:style-name="P7">Позже некоторые статьи можно будет открыть для игроков — это покрыто настройкой ролей доступа.</text:p>
        </text:list-item>
      </text:list>
      <text:h text:style-name="Heading_20_2" text:outline-level="2">Нефункциональные требования</text:h>
      <text:list text:style-name="L4">
        <text:list-item>
          <text:p text:style-name="P8">Производительность: мгновенная навигация по дереву разделов и быстрый поиск по статьям средних объёмов (до ~50k знаков).</text:p>
        </text:list-item>
        <text:list-item>
          <text:p text:style-name="P8">Безопасность: RBAC (как в проекте), контроль доступа на API и в middleware.</text:p>
        </text:list-item>
        <text:list-item>
          <text:p text:style-name="P8">Хранилище: изображения через MinIO, проксируются через уже существующий <text:span text:style-name="Source_20_Text">/api/files/[...path]</text:span>.</text:p>
        </text:list-item>
        <text:list-item>
          <text:p text:style-name="P8">UX: компактный <text:span text:style-name="Strong_20_Emphasis">WYSIWYG-toolbar</text:span> (жирный, курсив, заголовки, списки, ссылка, изображение), без предпросмотра.</text:p>
        </text:list-item>
        <text:list-item>
          <text:p text:style-name="P8">Логи и аудит — базово (создано/изменено кем и когда).</text:p>
        </text:list-item>
      </text:list>
      <text:p text:style-name="Horizontal_20_Line"/>
      <text:h text:style-name="Heading_20_1" text:outline-level="1"><text:soft-page-break/>ТЗ для Cursor (спецификация под реализацию)</text:h>
      <text:p text:style-name="Quotations">Ниже — структурированный промпт/спека. Можно вставлять по частям в Cursor.<text:line-break/>Стиль: Next.js 15 (App Router) + TypeScript + Drizzle ORM + @tanstack/react-query + Tailwind + shadcn/ui.<text:line-break/>Все названия путей и файлов — ориентиры, допускается адаптация к текущей структуре репо.</text:p>
      <text:h text:style-name="Heading_20_2" text:outline-level="2">1) Модель данных (Drizzle)</text:h>
      <text:p text:style-name="Text_20_body"><text:span text:style-name="Strong_20_Emphasis">Новые enum’ы</text:span></text:p>
      <text:p text:style-name="P1"><text:span text:style-name="Source_20_Text">// packages/db/src/schema-enums.ts</text:span></text:p>
      <text:p text:style-name="P3"><text:span text:style-name="Source_20_Text">export const roleEnum = pgEnum('role', ['PLAYER','MASTER','MODERATOR','SUPERADMIN']);</text:span></text:p>
      <text:p text:style-name="Text_20_body"><text:span text:style-name="Strong_20_Emphasis">Секции (иерархия)</text:span></text:p>
      <text:p text:style-name="P1"><text:span text:style-name="Source_20_Text">// packages/db/src/schema-wiki.ts</text:span></text:p>
      <text:p text:style-name="P2"><text:span text:style-name="Source_20_Text">export const wikiSections = pgTable('wiki_sections', {</text:span></text:p>
      <text:p text:style-name="P2"><text:span text:style-name="Source_20_Text"><text:s text:c="2"/>id: uuid('id').primaryKey().defaultRandom(),</text:span></text:p>
      <text:p text:style-name="P2"><text:span text:style-name="Source_20_Text"><text:s text:c="2"/>parentId: uuid('parent_id').references(() =&gt; wikiSections.id, { onDelete: 'cascade' }).nullable(),</text:span></text:p>
      <text:p text:style-name="P2"><text:span text:style-name="Source_20_Text"><text:s text:c="2"/>title: varchar('title', { length: 200 }).notNull(),</text:span></text:p>
      <text:p text:style-name="P2"><text:span text:style-name="Source_20_Text"><text:s text:c="2"/>slug: varchar('slug', { length: 200 }).notNull().unique(),</text:span></text:p>
      <text:p text:style-name="P2"><text:span text:style-name="Source_20_Text"><text:s text:c="2"/>orderIndex: integer('order_index').default(0).notNull(),</text:span></text:p>
      <text:p text:style-name="P2"><text:span text:style-name="Source_20_Text"><text:s text:c="2"/>createdAt: timestamp('created_at').defaultNow(),</text:span></text:p>
      <text:p text:style-name="P2"><text:span text:style-name="Source_20_Text"><text:s text:c="2"/>updatedAt: timestamp('updated_at').defaultNow()</text:span></text:p>
      <text:p text:style-name="P3"><text:span text:style-name="Source_20_Text">});</text:span></text:p>
      <text:p text:style-name="Text_20_body"><text:span text:style-name="Strong_20_Emphasis">Статьи</text:span></text:p>
      <text:p text:style-name="P1"><text:span text:style-name="Source_20_Text">export const wikiArticles = pgTable('wiki_articles', {</text:span></text:p>
      <text:p text:style-name="P2"><text:span text:style-name="Source_20_Text"><text:s text:c="2"/>id: uuid('id').primaryKey().defaultRandom(),</text:span></text:p>
      <text:p text:style-name="P2"><text:span text:style-name="Source_20_Text"><text:s text:c="2"/>sectionId: uuid('section_id').references(() =&gt; wikiSections.id, { onDelete: 'cascade' }).notNull(),</text:span></text:p>
      <text:p text:style-name="P2"><text:span text:style-name="Source_20_Text"><text:s text:c="2"/>title: varchar('title', { length: 200 }).notNull(),</text:span></text:p>
      <text:p text:style-name="P2"><text:span text:style-name="Source_20_Text"><text:s text:c="2"/>slug: varchar('slug', { length: 200 }).notNull(),</text:span></text:p>
      <text:p text:style-name="P2"><text:span text:style-name="Source_20_Text"><text:s text:c="2"/>// Храним Markdown для простоты и переносимости</text:span></text:p>
      <text:p text:style-name="P2"><text:span text:style-name="Source_20_Text"><text:s text:c="2"/>contentMd: text('content_md').notNull(),</text:span></text:p>
      <text:p text:style-name="P2"><text:span text:style-name="Source_20_Text"><text:s text:c="2"/>// Для поиска: «плэйн-текст» (обновляем сервером при сохранении)</text:span></text:p>
      <text:p text:style-name="P2"><text:span text:style-name="Source_20_Text"><text:s text:c="2"/>contentText: text('content_text').notNull(),</text:span></text:p>
      <text:p text:style-name="P2"><text:span text:style-name="Source_20_Text"><text:s text:c="2"/>// Минимальная роль для просмотра</text:span></text:p>
      <text:p text:style-name="P2"><text:span text:style-name="Source_20_Text"><text:s text:c="2"/>minRole: roleEnum('min_role').default('MASTER').notNull(),</text:span></text:p>
      <text:p text:style-name="P2"><text:span text:style-name="Source_20_Text"><text:s text:c="2"/>// Служебное</text:span></text:p>
      <text:p text:style-name="P2"><text:span text:style-name="Source_20_Text"><text:s text:c="2"/>authorUserId: uuid('author_user_id').references(() =&gt; users.id, { onDelete: 'set null' }).nullable(),</text:span></text:p>
      <text:p text:style-name="P2"><text:span text:style-name="Source_20_Text"><text:s text:c="2"/>updatedByUserId: uuid('updated_by_user_id').references(() =&gt; users.id, { onDelete: 'set null' }).nullable(),</text:span></text:p>
      <text:p text:style-name="P2"><text:span text:style-name="Source_20_Text"><text:s text:c="2"/>lastUpdatedAt: timestamp('last_updated_at').defaultNow().notNull(),</text:span></text:p>
      <text:p text:style-name="P2"><text:span text:style-name="Source_20_Text"><text:s text:c="2"/>createdAt: timestamp('created_at').defaultNow(),</text:span></text:p>
      <text:p text:style-name="P2"><text:span text:style-name="Source_20_Text"><text:s text:c="2"/>updatedAt: timestamp('updated_at').defaultNow(),</text:span></text:p>
      <text:p text:style-name="P2"><text:span text:style-name="Source_20_Text">}, (t) =&gt; ({</text:span></text:p>
      <text:p text:style-name="P2"><text:span text:style-name="Source_20_Text"><text:s text:c="2"/>sectionSlugUnique: unique().on(t.sectionId, t.slug),</text:span></text:p>
      <text:p text:style-name="P2"><text:span text:style-name="Source_20_Text"><text:s text:c="2"/>idxSearch: index('wiki_articles_search_idx').on(t.title, t.contentText)</text:span></text:p>
      <text:p text:style-name="P3"><text:span text:style-name="Source_20_Text">}));</text:span></text:p>
      <text:p text:style-name="Text_20_body"><text:soft-page-break/><text:span text:style-name="Strong_20_Emphasis">Комментарии</text:span></text:p>
      <text:p text:style-name="P1"><text:span text:style-name="Source_20_Text">export const wikiComments = pgTable('wiki_comments', {</text:span></text:p>
      <text:p text:style-name="P2"><text:span text:style-name="Source_20_Text"><text:s text:c="2"/>id: uuid('id').primaryKey().defaultRandom(),</text:span></text:p>
      <text:p text:style-name="P2"><text:span text:style-name="Source_20_Text"><text:s text:c="2"/>articleId: uuid('article_id').references(() =&gt; wikiArticles.id, { onDelete: 'cascade' }).notNull(),</text:span></text:p>
      <text:p text:style-name="P2"><text:span text:style-name="Source_20_Text"><text:s text:c="2"/>userId: uuid('user_id').references(() =&gt; users.id, { onDelete: 'cascade' }).notNull(),</text:span></text:p>
      <text:p text:style-name="P2"><text:span text:style-name="Source_20_Text"><text:s text:c="2"/>body: varchar('body', { length: 2000 }).notNull(),</text:span></text:p>
      <text:p text:style-name="P2"><text:span text:style-name="Source_20_Text"><text:s text:c="2"/>createdAt: timestamp('created_at').defaultNow()</text:span></text:p>
      <text:p text:style-name="P3"><text:span text:style-name="Source_20_Text">});</text:span></text:p>
      <text:p text:style-name="Quotations">Миграции: создать таблицы/индексы, добавить enum <text:span text:style-name="Source_20_Text">role</text:span> если ещё нет.</text:p>
      <text:h text:style-name="Heading_20_2" text:outline-level="2">2) Upload: изображения в статьях</text:h>
      <text:list text:style-name="L5">
        <text:list-item>
          <text:p text:style-name="P9">Расширить конфиг загрузок новым типом:</text:p>
        </text:list-item>
      </text:list>
      <text:p text:style-name="P1"><text:span text:style-name="Source_20_Text">// apps/web/src/app/api/upload/config.ts</text:span></text:p>
      <text:p text:style-name="P2"><text:span text:style-name="Source_20_Text">'wiki-image': {</text:span></text:p>
      <text:p text:style-name="P2"><text:span text:style-name="Source_20_Text"><text:s text:c="2"/>bucket: 'uploads',</text:span></text:p>
      <text:p text:style-name="P2"><text:span text:style-name="Source_20_Text"><text:s text:c="2"/>folder: 'wiki',</text:span></text:p>
      <text:p text:style-name="P2"><text:span text:style-name="Source_20_Text"><text:s text:c="2"/>maxSizeMB: 10,</text:span></text:p>
      <text:p text:style-name="P2"><text:span text:style-name="Source_20_Text"><text:s text:c="2"/>allowedTypes: ['image/jpeg','image/png','image/webp','image/gif']</text:span></text:p>
      <text:p text:style-name="P3"><text:span text:style-name="Source_20_Text">}</text:span></text:p>
      <text:list text:style-name="L6">
        <text:list-item>
          <text:p text:style-name="P10">Используем существующий <text:span text:style-name="Source_20_Text">POST /api/upload</text:span> и отдачу через <text:span text:style-name="Source_20_Text">/api/files/[...path]</text:span>.</text:p>
        </text:list-item>
        <text:list-item>
          <text:p text:style-name="P10">В редакторе кнопка «Вставить изображение»: выбираем файл → аплоад → получаем URL вида <text:span text:style-name="Source_20_Text">/api/files/uploads/wiki/&lt;file&gt;</text:span> → вставляем как <text:span text:style-name="Source_20_Text">![alt](/api/files/...)</text:span> в Markdown.</text:p>
        </text:list-item>
      </text:list>
      <text:h text:style-name="Heading_20_2" text:outline-level="2">3) Контракты (Zod DTO)</text:h>
      <text:p text:style-name="P1"><text:span text:style-name="Source_20_Text">// packages/contracts/src/wiki.ts</text:span></text:p>
      <text:p text:style-name="P2"><text:span text:style-name="Source_20_Text">export const CreateSectionDto = z.object({</text:span></text:p>
      <text:p text:style-name="P2"><text:span text:style-name="Source_20_Text"><text:s text:c="2"/>parentId: z.string().uuid().nullable().optional(),</text:span></text:p>
      <text:p text:style-name="P2"><text:span text:style-name="Source_20_Text"><text:s text:c="2"/>title: z.string().min(2).max(200),</text:span></text:p>
      <text:p text:style-name="P2"><text:span text:style-name="Source_20_Text"><text:s text:c="2"/>slug: z.string().min(2).max(200),</text:span></text:p>
      <text:p text:style-name="P2"><text:span text:style-name="Source_20_Text"><text:s text:c="2"/>orderIndex: z.number().int().min(0).default(0),</text:span></text:p>
      <text:p text:style-name="P2"><text:span text:style-name="Source_20_Text">});</text:span></text:p>
      <text:p text:style-name="P2"/>
      <text:p text:style-name="P2"><text:span text:style-name="Source_20_Text">export const UpdateSectionDto = CreateSectionDto.partial();</text:span></text:p>
      <text:p text:style-name="P2"/>
      <text:p text:style-name="P2"><text:span text:style-name="Source_20_Text">export const CreateArticleDto = z.object({</text:span></text:p>
      <text:p text:style-name="P2"><text:span text:style-name="Source_20_Text"><text:s text:c="2"/>sectionId: z.string().uuid(),</text:span></text:p>
      <text:p text:style-name="P2"><text:span text:style-name="Source_20_Text"><text:s text:c="2"/>title: z.string().min(2).max(200),</text:span></text:p>
      <text:p text:style-name="P2"><text:span text:style-name="Source_20_Text"><text:s text:c="2"/>slug: z.string().min(2).max(200),</text:span></text:p>
      <text:p text:style-name="P2"><text:span text:style-name="Source_20_Text"><text:s text:c="2"/>contentMd: z.string().min(1),</text:span></text:p>
      <text:p text:style-name="P2"><text:span text:style-name="Source_20_Text"><text:s text:c="2"/>minRole: z.enum(['PLAYER','MASTER','MODERATOR','SUPERADMIN']).default('MASTER'),</text:span></text:p>
      <text:p text:style-name="P2"><text:span text:style-name="Source_20_Text">});</text:span></text:p>
      <text:p text:style-name="P2"/>
      <text:p text:style-name="P2"><text:span text:style-name="Source_20_Text">export const UpdateArticleDto = CreateArticleDto.partial().extend({</text:span></text:p>
      <text:p text:style-name="P2"><text:span text:style-name="Source_20_Text"><text:s text:c="2"/>id: z.string().uuid(),</text:span></text:p>
      <text:p text:style-name="P2"><text:span text:style-name="Source_20_Text">});</text:span></text:p>
      <text:p text:style-name="P2"/>
      <text:p text:style-name="P2"><text:span text:style-name="Source_20_Text">export const SearchQueryDto = z.object({</text:span></text:p>
      <text:p text:style-name="P2"><text:soft-page-break/><text:span text:style-name="Source_20_Text"><text:s text:c="2"/>q: z.string().min(1),</text:span></text:p>
      <text:p text:style-name="P2"><text:span text:style-name="Source_20_Text"><text:s text:c="2"/>sectionId: z.string().uuid().optional(),</text:span></text:p>
      <text:p text:style-name="P2"><text:span text:style-name="Source_20_Text"><text:s text:c="2"/>limit: z.number().int().min(1).max(50).default(20),</text:span></text:p>
      <text:p text:style-name="P2"><text:span text:style-name="Source_20_Text"><text:s text:c="2"/>page: z.number().int().min(1).default(1),</text:span></text:p>
      <text:p text:style-name="P3"><text:span text:style-name="Source_20_Text">});</text:span></text:p>
      <text:h text:style-name="Heading_20_2" text:outline-level="2">4) RBAC правило видимости</text:h>
      <text:list text:style-name="L7">
        <text:list-item>
          <text:p text:style-name="P11">Имеем «иерархию ролей»: <text:span text:style-name="Source_20_Text">PLAYER &lt; MASTER &lt; MODERATOR &lt; SUPERADMIN</text:span>.</text:p>
        </text:list-item>
        <text:list-item>
          <text:p text:style-name="P11"><text:span text:style-name="Strong_20_Emphasis">Правило</text:span>: статья видна, если <text:span text:style-name="Source_20_Text">user.hasAnyRole(r) &amp;&amp; rank(user.maxRole) &gt;= rank(article.minRole)</text:span>.</text:p>
        </text:list-item>
        <text:list-item>
          <text:p text:style-name="P11">Для гостей (неавторизованы) — не показываем.</text:p>
        </text:list-item>
      </text:list>
      <text:h text:style-name="Heading_20_2" text:outline-level="2">5) API маршруты (App Router → <text:span text:style-name="Source_20_Text">/app/api/wiki/...</text:span>)</text:h>
      <text:p text:style-name="Text_20_body"><text:span text:style-name="Strong_20_Emphasis">Секции</text:span></text:p>
      <text:list text:style-name="L8">
        <text:list-item>
          <text:p text:style-name="P12"><text:span text:style-name="Source_20_Text">GET /api/wiki/sections</text:span> — дерево разделов (вложенные <text:span text:style-name="Source_20_Text">children</text:span>), без фильтра по ролям (структура видна всем авторизованным; либо фильтровать позже по наличию видимых статей).</text:p>
        </text:list-item>
        <text:list-item>
          <text:p text:style-name="P12"><text:span text:style-name="Source_20_Text">POST /api/wiki/sections</text:span> — создать (только MODERATOR/SUPERADMIN).</text:p>
        </text:list-item>
        <text:list-item>
          <text:p text:style-name="P12"><text:span text:style-name="Source_20_Text">PATCH /api/wiki/sections/[id]</text:span> — обновить (MODERATOR/SUPERADMIN).</text:p>
        </text:list-item>
        <text:list-item>
          <text:p text:style-name="P12"><text:span text:style-name="Source_20_Text">DELETE /api/wiki/sections/[id]</text:span> — удалить (MODERATOR/SUPERADMIN).</text:p>
        </text:list-item>
      </text:list>
      <text:p text:style-name="Text_20_body"><text:span text:style-name="Strong_20_Emphasis">Статьи</text:span></text:p>
      <text:list text:style-name="L9">
        <text:list-item>
          <text:p text:style-name="P13"><text:span text:style-name="Source_20_Text">GET /api/wiki/articles?sectionId=&amp;slug=</text:span> — получить одну (по <text:span text:style-name="Source_20_Text">sectionId+slug</text:span>) с проверкой прав.</text:p>
        </text:list-item>
        <text:list-item>
          <text:p text:style-name="P13"><text:span text:style-name="Source_20_Text">GET /api/wiki/articles/list?sectionId=</text:span> — список статей раздела (только заголовки/slug/lastUpdatedAt), с фильтром по доступу.</text:p>
        </text:list-item>
        <text:list-item>
          <text:p text:style-name="P13"><text:span text:style-name="Source_20_Text">POST /api/wiki/articles</text:span> — создать (MODERATOR/SUPERADMIN). <text:span text:style-name="Source_20_Text">authorUserId</text:span> = текущий пользователь; <text:span text:style-name="Source_20_Text">contentText</text:span> = серверная очистка Markdown → текст.</text:p>
        </text:list-item>
        <text:list-item>
          <text:p text:style-name="P13"><text:span text:style-name="Source_20_Text">PATCH /api/wiki/articles/[id]</text:span> — обновить (MODERATOR/SUPERADMIN и/или автор). Пересчитать <text:span text:style-name="Source_20_Text">contentText</text:span> и <text:span text:style-name="Source_20_Text">lastUpdatedAt</text:span>, <text:span text:style-name="Source_20_Text">updatedByUserId</text:span>.</text:p>
        </text:list-item>
        <text:list-item>
          <text:p text:style-name="P13"><text:span text:style-name="Source_20_Text">DELETE /api/wiki/articles/[id]</text:span> — удалить (MODERATOR/SUPERADMIN).</text:p>
        </text:list-item>
      </text:list>
      <text:p text:style-name="Text_20_body"><text:span text:style-name="Strong_20_Emphasis">Поиск</text:span></text:p>
      <text:list text:style-name="L10">
        <text:list-item>
          <text:p text:style-name="P14"><text:span text:style-name="Source_20_Text">GET /api/wiki/search?q=&amp;sectionId=&amp;page=&amp;limit=</text:span> — по <text:span text:style-name="Source_20_Text">title</text:span> + <text:span text:style-name="Source_20_Text">contentText</text:span>, с фильтром видимости по роли пользователя. Возвращаем «сниппеты» (первые ~200 символов).</text:p>
        </text:list-item>
      </text:list>
      <text:p text:style-name="Text_20_body"><text:span text:style-name="Strong_20_Emphasis">Комментарии</text:span></text:p>
      <text:list text:style-name="L11">
        <text:list-item>
          <text:p text:style-name="P15"><text:soft-page-break/><text:span text:style-name="Source_20_Text">GET /api/wiki/articles/[id]/comments</text:span> — список (упорядочен по <text:span text:style-name="Source_20_Text">createdAt asc</text:span>).</text:p>
        </text:list-item>
        <text:list-item>
          <text:p text:style-name="P15"><text:span text:style-name="Source_20_Text">POST /api/wiki/articles/[id]/comments</text:span> — добавить (любая роль, авторизованы).</text:p>
        </text:list-item>
        <text:list-item>
          <text:p text:style-name="P15"><text:span text:style-name="Emphasis">(опционально)</text:span> <text:span text:style-name="Source_20_Text">DELETE /api/wiki/comments/[id]</text:span> — удалить свой комментарий или админом (если всё-таки понадобится).</text:p>
        </text:list-item>
      </text:list>
      <text:h text:style-name="Heading_20_2" text:outline-level="2">6) Сервисные уровни (репозитории)</text:h>
      <text:list text:style-name="L12">
        <text:list-item>
          <text:p text:style-name="P16"><text:span text:style-name="Source_20_Text">packages/db/src/repositories/wikiRepo.ts</text:span></text:p>
          <text:list>
            <text:list-item>
              <text:p text:style-name="P16"><text:span text:style-name="Source_20_Text">getSectionsTree()</text:span></text:p>
            </text:list-item>
            <text:list-item>
              <text:p text:style-name="P16"><text:span text:style-name="Source_20_Text">createSection(dto)</text:span>, <text:span text:style-name="Source_20_Text">updateSection(id,dto)</text:span>, <text:span text:style-name="Source_20_Text">deleteSection(id)</text:span></text:p>
            </text:list-item>
            <text:list-item>
              <text:p text:style-name="P16"><text:span text:style-name="Source_20_Text">getArticleBySectionAndSlug(sectionId, slug, userRoles)</text:span></text:p>
            </text:list-item>
            <text:list-item>
              <text:p text:style-name="P16"><text:span text:style-name="Source_20_Text">listArticles(sectionId, userRoles)</text:span></text:p>
            </text:list-item>
            <text:list-item>
              <text:p text:style-name="P16"><text:span text:style-name="Source_20_Text">createArticle(dto, userId)</text:span></text:p>
            </text:list-item>
            <text:list-item>
              <text:p text:style-name="P16"><text:span text:style-name="Source_20_Text">updateArticle(id, dto, userId)</text:span></text:p>
            </text:list-item>
            <text:list-item>
              <text:p text:style-name="P16"><text:span text:style-name="Source_20_Text">deleteArticle(id)</text:span></text:p>
            </text:list-item>
            <text:list-item>
              <text:p text:style-name="P16"><text:span text:style-name="Source_20_Text">searchArticles(query, userRoles, {page,limit})</text:span></text:p>
            </text:list-item>
          </text:list>
        </text:list-item>
      </text:list>
      <text:p text:style-name="Text_20_body"><text:span text:style-name="Strong_20_Emphasis">Примечание про </text:span><text:span text:style-name="Strong_20_Emphasis"><text:span text:style-name="Source_20_Text">contentText</text:span></text:span><text:span text:style-name="Strong_20_Emphasis">:</text:span> серверная функция <text:span text:style-name="Source_20_Text">markdownToText(md: string)</text:span> — парсим md и чистим разметку (например, <text:span text:style-name="Source_20_Text">remove-markdown</text:span>).</text:p>
      <text:h text:style-name="Heading_20_2" text:outline-level="2">7) UI — админка</text:h>
      <text:p text:style-name="Text_20_body"><text:span text:style-name="Strong_20_Emphasis">Навигация:</text:span></text:p>
      <text:list text:style-name="L13">
        <text:list-item>
          <text:p text:style-name="P17"><text:span text:style-name="Source_20_Text">/admin/wiki</text:span> — корневой экран модуля.</text:p>
          <text:list>
            <text:list-item>
              <text:p text:style-name="P17">Левая колонка: дерево разделов (drag&amp;drop позже; сейчас — кнопки «вверх/вниз», <text:span text:style-name="Source_20_Text">orderIndex</text:span>).</text:p>
            </text:list-item>
            <text:list-item>
              <text:p text:style-name="P17">Правая зона: список статей раздела (таблица) + кнопка «Создать статью».</text:p>
            </text:list-item>
          </text:list>
        </text:list-item>
      </text:list>
      <text:p text:style-name="Text_20_body"><text:span text:style-name="Strong_20_Emphasis">Формы:</text:span></text:p>
      <text:list text:style-name="L14">
        <text:list-item>
          <text:p text:style-name="P18">Раздел: title, slug, parent, orderIndex.</text:p>
        </text:list-item>
        <text:list-item>
          <text:p text:style-name="P18">Статья: title, slug, minRole, Markdown-редактор, кнопка «Вставить изображение» (загрузка → вставка markdown-ссылки).</text:p>
        </text:list-item>
      </text:list>
      <text:p text:style-name="Text_20_body"><text:span text:style-name="Strong_20_Emphasis">Редактор Markdown:</text:span></text:p>
      <text:list text:style-name="L15">
        <text:list-item>
          <text:p text:style-name="P19">Простая тулбар-панель: <text:span text:style-name="Strong_20_Emphasis">B</text:span>, <text:span text:style-name="Emphasis">I</text:span>, H2/H3, bullet/numbered list, link, image.</text:p>
        </text:list-item>
        <text:list-item>
          <text:p text:style-name="P19">Реакт-компонент (например, <text:span text:style-name="Source_20_Text">react-markdown-editor-lite</text:span> / <text:span text:style-name="Source_20_Text">@uiw/react-md-editor</text:span> — любой, который стабильно генерит markdown; без предпросмотра).</text:p>
        </text:list-item>
        <text:list-item>
          <text:p text:style-name="P19"><text:soft-page-break/>Хранение — <text:span text:style-name="Source_20_Text">contentMd</text:span>.</text:p>
        </text:list-item>
      </text:list>
      <text:h text:style-name="Heading_20_2" text:outline-level="2">8) UI — личные кабинеты</text:h>
      <text:p text:style-name="Text_20_body"><text:span text:style-name="Strong_20_Emphasis">Пункт меню:</text:span> «База знаний»</text:p>
      <text:list text:style-name="L16">
        <text:list-item>
          <text:p text:style-name="P20">Мастер: <text:span text:style-name="Source_20_Text">/master/wiki</text:span></text:p>
        </text:list-item>
        <text:list-item>
          <text:p text:style-name="P20">Игрок/модератор/админ: соответствующий «кабинет» → <text:span text:style-name="Source_20_Text">/[role]/wiki</text:span> (или общий <text:span text:style-name="Source_20_Text">/wiki</text:span> с редиректом по роли).</text:p>
        </text:list-item>
      </text:list>
      <text:p text:style-name="Text_20_body"><text:span text:style-name="Strong_20_Emphasis">Страницы:</text:span></text:p>
      <text:list text:style-name="L17">
        <text:list-item>
          <text:p text:style-name="P21"><text:span text:style-name="Source_20_Text">/[role]/wiki</text:span> — левый сайдбар: дерево разделов; центральная область: список статей выбранного раздела; верхняя панель — строка поиска.</text:p>
        </text:list-item>
        <text:list-item>
          <text:p text:style-name="P21"><text:span text:style-name="Source_20_Text">/[role]/wiki/[sectionSlug]/[articleSlug]</text:span> — страница чтения: заголовок, дата «обновлено», контент (рендер markdown), блок комментариев.</text:p>
        </text:list-item>
      </text:list>
      <text:p text:style-name="Text_20_body"><text:span text:style-name="Strong_20_Emphasis">Комментарии:</text:span></text:p>
      <text:list text:style-name="L18">
        <text:list-item>
          <text:p text:style-name="P22">Поле ввода + кнопка «Отправить». Список комментариев по возрастанию. Имя и роль автора, дата.</text:p>
        </text:list-item>
      </text:list>
      <text:h text:style-name="Heading_20_2" text:outline-level="2">9) Middleware / безопасность</text:h>
      <text:list text:style-name="L19">
        <text:list-item>
          <text:p text:style-name="P23">Доступ к страницам <text:span text:style-name="Source_20_Text">/[role]/wiki*</text:span> — для авторизованных.</text:p>
        </text:list-item>
        <text:list-item>
          <text:p text:style-name="P23">API <text:span text:style-name="Source_20_Text">/api/wiki/*</text:span> — проверка токена + RBAC.</text:p>
        </text:list-item>
        <text:list-item>
          <text:p text:style-name="P23">Фильтр списков/поиска по роли: учитывать <text:span text:style-name="Strong_20_Emphasis">максимальную роль</text:span> пользователя, сравнивать с <text:span text:style-name="Source_20_Text">minRole</text:span> статьи.</text:p>
        </text:list-item>
      </text:list>
      <text:h text:style-name="Heading_20_2" text:outline-level="2">10) Тест-кейсы (минимальные)</text:h>
      <text:list text:style-name="L20">
        <text:list-item>
          <text:p text:style-name="P24">Создать корневой раздел → подраздел → ещё один уровень.</text:p>
        </text:list-item>
        <text:list-item>
          <text:p text:style-name="P24">Создать статью с <text:span text:style-name="Source_20_Text">minRole=MASTER</text:span>.</text:p>
          <text:list>
            <text:list-item>
              <text:p text:style-name="P24">Зайти как PLAYER → не видеть её в списке/поиске.</text:p>
            </text:list-item>
            <text:list-item>
              <text:p text:style-name="P24">Зайти как MASTER → видеть и открывать.</text:p>
            </text:list-item>
          </text:list>
        </text:list-item>
        <text:list-item>
          <text:p text:style-name="P24">Поиск: запрос на слово из <text:span text:style-name="Source_20_Text">contentMd</text:span> → находит статью.</text:p>
        </text:list-item>
        <text:list-item>
          <text:p text:style-name="P24">Загрузка изображения: вставка markdown и рендер через <text:span text:style-name="Source_20_Text">/api/files/...</text:span>.</text:p>
        </text:list-item>
        <text:list-item>
          <text:p text:style-name="P24">Комментарии: админ, мастер, игрок — все могут оставить комментарий; порядок и отображение корректные.</text:p>
        </text:list-item>
        <text:list-item>
          <text:p text:style-name="P24">Обновление статьи → дата «последнее изменение» обновилась.</text:p>
        </text:list-item>
      </text:list>
      <text:h text:style-name="Heading_20_2" text:outline-level="2">11) Производительность / индексы</text:h>
      <text:list text:style-name="L21">
        <text:list-item>
          <text:p text:style-name="P25">Индекс <text:span text:style-name="Source_20_Text">wiki_articles(title, content_text)</text:span> уже добавлен.</text:p>
        </text:list-item>
        <text:list-item>
          <text:p text:style-name="P25"><text:soft-page-break/>На будущее: tsvector + GIN для полнотекстового поиска (опционально).</text:p>
        </text:list-item>
      </text:list>
      <text:h text:style-name="Heading_20_2" text:outline-level="2">12) Сиды (опционально)</text:h>
      <text:list text:style-name="L22">
        <text:list-item>
          <text:p text:style-name="P26">Создать 2–3 раздела и по 1–2 статьи, чтобы проверить дерево и поиск.</text:p>
        </text:list-item>
      </text:list>
      <text:p text:style-name="Horizontal_20_Line"/>
      <text:h text:style-name="Heading_20_2" text:outline-level="2">Быстрый чек-лист реализации</text:h>
      <text:list text:style-name="L23">
        <text:list-item>
          <text:p text:style-name="P27">Drizzle: миграции для <text:span text:style-name="Source_20_Text">wiki_sections</text:span>, <text:span text:style-name="Source_20_Text">wiki_articles</text:span>, <text:span text:style-name="Source_20_Text">wiki_comments</text:span>, enum <text:span text:style-name="Source_20_Text">role</text:span></text:p>
        </text:list-item>
        <text:list-item>
          <text:p text:style-name="P27">Upload config: <text:span text:style-name="Source_20_Text">wiki-image</text:span></text:p>
        </text:list-item>
        <text:list-item>
          <text:p text:style-name="P27">Репозиторий <text:span text:style-name="Source_20_Text">wikiRepo.ts</text:span></text:p>
        </text:list-item>
        <text:list-item>
          <text:p text:style-name="P27">API: <text:span text:style-name="Source_20_Text">/api/wiki/*</text:span> (sections, articles, search, comments)</text:p>
        </text:list-item>
        <text:list-item>
          <text:p text:style-name="P27">Админ-UI: <text:span text:style-name="Source_20_Text">/admin/wiki</text:span> (дерево + CRUD)</text:p>
        </text:list-item>
        <text:list-item>
          <text:p text:style-name="P27">Кабинеты: <text:span text:style-name="Source_20_Text">/&lt;role&gt;/wiki</text:span> + страница статьи</text:p>
        </text:list-item>
        <text:list-item>
          <text:p text:style-name="P27">Рендер markdown + вставка картинок</text:p>
        </text:list-item>
        <text:list-item>
          <text:p text:style-name="P27">RBAC фильтры на API и UI</text:p>
        </text:list-item>
        <text:list-item>
          <text:p text:style-name="P27">Тесты e2e на доступ/поиск/комменты</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ruetypewriter PolyglOTT" svg:font-family="'Truetypewriter PolyglOTT'" style:font-family-generic="modern"/>
    <style:font-face style:name="Truetypewriter PolyglOTT1" svg:font-family="'Truetypewriter PolyglOT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Truetypewriter PolyglOTT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Truetypewriter PolyglOTT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ruetypewriter PolyglOTT1" style:font-family-complex="'Truetypewriter PolyglOT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ruetypewriter PolyglOTT" style:font-family-complex="'Truetypewriter PolyglOTT'" style:font-family-generic-complex="moder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ruetypewriter PolyglOTT" style:font-family-complex="'Truetypewriter PolyglOTT'" style:font-family-generic-complex="moder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ruetypewriter PolyglOTT" style:font-family-complex="'Truetypewriter PolyglOTT'" style:font-family-generic-complex="modern"/>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Truetypewriter PolyglOTT1" style:font-family-complex="'Truetypewriter PolyglOTT'"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Truetypewriter PolyglOTT1" style:font-family-complex="'Truetypewriter PolyglOTT'"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Truetypewriter PolyglOTT1" style:font-family-complex="'Truetypewriter PolyglOTT'"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Truetypewriter PolyglOTT1" style:font-family-complex="'Truetypewriter PolyglOTT'"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Truetypewriter PolyglOTT1" style:font-family-complex="'Truetypewriter PolyglOTT'"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9T13:41:00.801932151</meta:creation-date>
    <dc:date>2025-10-29T13:41:27.611184369</dc:date>
    <meta:editing-duration>PT28S</meta:editing-duration>
    <meta:editing-cycles>1</meta:editing-cycles>
    <meta:document-statistic meta:table-count="0" meta:image-count="0" meta:object-count="0" meta:page-count="9" meta:paragraph-count="221" meta:word-count="1674" meta:character-count="13946" meta:non-whitespace-character-count="12463"/>
    <meta:generator>LibreOffice/24.2.7.2$Linux_X86_64 LibreOffice_project/420$Build-2</meta:generator>
  </office:meta>
</office:document-meta>
</file>